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3300"/>
    </style:style>
    <style:style style:name="ce8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3300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9900ff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tage3Maze_binary" table:style-name="ta1"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ge3Maze" table:style-name="ta1"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 table:number-columns-repeated="10"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 table:number-columns-repeated="5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number-columns-repeated="12"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3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number-columns-repeated="5"/>
          <table:table-cell table:style-name="ce2"/>
          <table:table-cell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style-name="ce2" table:number-columns-repeated="2"/>
          <table:table-cell/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ge4Maze_binary" table:style-name="ta1"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ge4Maze" table:style-name="ta1"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/>
          <table:table-cell table:number-columns-repeated="13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 table:number-columns-repeated="1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 table:style-name="ce6"/>
          <table:table-cell table:number-columns-repeated="3"/>
          <table:table-cell table:style-name="ce2" table:number-columns-repeated="2"/>
          <table:table-cell table:number-columns-repeated="3"/>
          <table:table-cell table:style-name="ce11"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style-name="ce8"/>
          <table:table-cell table:number-columns-repeated="4"/>
          <table:table-cell table:style-name="ce5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11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style-name="ce3"/>
          <table:table-cell table:style-name="ce10"/>
          <table:table-cell/>
          <table:table-cell table:style-name="ce4"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style-name="ce9"/>
          <table:table-cell/>
          <table:table-cell table:style-name="ce3" table:number-columns-repeated="2"/>
          <table:table-cell/>
          <table:table-cell table:style-name="ce6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/>
          <table:table-cell table:style-name="ce7"/>
          <table:table-cell table:number-columns-repeated="8"/>
          <table:table-cell table:style-name="ce5"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/>
          <table:table-cell table:style-name="ce2" table:number-columns-repeated="12"/>
          <table:table-cell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number-columns-repeated="5"/>
          <table:table-cell table:style-name="ce2" table:number-columns-repeated="2"/>
          <table:table-cell table:number-columns-repeated="5"/>
          <table:table-cell table:style-name="ce8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.00.0000</text:date>, <text:time style:data-style-name="N2" text:time-value="15:07:27.3903506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1:18:31.797604311</meta:creation-date>
    <dc:date>2020-01-03T15:08:48.664170804</dc:date>
    <meta:editing-duration>PT34M24S</meta:editing-duration>
    <meta:editing-cycles>9</meta:editing-cycles>
    <meta:generator>LibreOffice/5.2.7.2$Linux_X86_64 LibreOffice_project/20m0$Build-2</meta:generator>
    <meta:document-statistic meta:table-count="4" meta:cell-count="512" meta:object-count="0"/>
  </office:meta>
</office:document-meta>
</file>